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0488" calcext:value-type="float">
            <text:p>74.77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9528" calcext:value-type="float">
            <text:p>74.70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0552" calcext:value-type="float">
            <text:p>74.52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984" calcext:value-type="float">
            <text:p>74.16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6464" calcext:value-type="float">
            <text:p>73.8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1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1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1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1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0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0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0912" calcext:value-type="float">
            <text:p>73.59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0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06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0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0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0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0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200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9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9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8632" calcext:value-type="float">
            <text:p>74.39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9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9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9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7936" calcext:value-type="float">
            <text:p>71.87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9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8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8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708" calcext:value-type="float">
            <text:p>71.88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8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8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8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6496" calcext:value-type="float">
            <text:p>71.78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8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7104" calcext:value-type="float">
            <text:p>71.31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8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6728" calcext:value-type="float">
            <text:p>71.35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7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7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4584" calcext:value-type="float">
            <text:p>70.20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7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7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7144" calcext:value-type="float">
            <text:p>64.0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7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1096" calcext:value-type="float">
            <text:p>62.87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7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636" calcext:value-type="float">
            <text:p>62.31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7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7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6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6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6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6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6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6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6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196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6128" calcext:value-type="float">
            <text:p>51.3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6" meta:object-count="0"/>
    <meta:user-defined meta:name="AppVersion">3.0</meta:user-defined>
  </office:meta>
</office:document-meta>
</file>